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udent@T14:~$ gedit table.sh</text:p>
      <text:p text:style-name="Standard">student@T14:~$ ./table.sh</text:p>
      <text:p text:style-name="Standard">Enter the Number: 2</text:p>
      <text:p text:style-name="Standard">./table.sh: line 5: expr1*2: command not found</text:p>
      <text:p text:style-name="Standard">1 * 2 =</text:p>
      <text:p text:style-name="Standard">./table.sh: line 5: expr2*2: command not found</text:p>
      <text:p text:style-name="Standard">2 * 2 =</text:p>
      <text:p text:style-name="Standard">./table.sh: line 5: expr3*2: command not found</text:p>
      <text:p text:style-name="Standard">3 * 2 =</text:p>
      <text:p text:style-name="Standard">./table.sh: line 5: expr4*2: command not found</text:p>
      <text:p text:style-name="Standard">4 * 2 =</text:p>
      <text:p text:style-name="Standard">./table.sh: line 5: expr5*2: command not found</text:p>
      <text:p text:style-name="Standard">5 * 2 =</text:p>
      <text:p text:style-name="Standard">./table.sh: line 5: expr6*2: command not found</text:p>
      <text:p text:style-name="Standard">6 * 2 =</text:p>
      <text:p text:style-name="Standard">./table.sh: line 5: expr7*2: command not found</text:p>
      <text:p text:style-name="Standard">7 * 2 =</text:p>
      <text:p text:style-name="Standard">./table.sh: line 5: expr8*2: command not found</text:p>
      <text:p text:style-name="Standard">8 * 2 =</text:p>
      <text:p text:style-name="Standard">./table.sh: line 5: expr9*2: command not found</text:p>
      <text:p text:style-name="Standard">9 * 2 =</text:p>
      <text:p text:style-name="Standard">./table.sh: line 5: expr10*2: command not found</text:p>
      <text:p text:style-name="Standard">10 * 2 =</text:p>
      <text:p text:style-name="Standard">student@T14:~$ gedit table.sh</text:p>
      <text:p text:style-name="Standard">student@T14:~$ ./table.sh</text:p>
      <text:p text:style-name="Standard">Enter the Number: 2</text:p>
      <text:p text:style-name="Standard">./table.sh: line 5: expr1*2: command not found</text:p>
      <text:p text:style-name="Standard">1*2 =</text:p>
      <text:p text:style-name="Standard">./table.sh: line 5: expr2*2: command not found</text:p>
      <text:p text:style-name="Standard">2*2 =</text:p>
      <text:p text:style-name="Standard">./table.sh: line 5: expr3*2: command not found</text:p>
      <text:p text:style-name="Standard">3*2 =</text:p>
      <text:p text:style-name="Standard">./table.sh: line 5: expr4*2: command not found</text:p>
      <text:p text:style-name="Standard">4*2 =</text:p>
      <text:p text:style-name="Standard">./table.sh: line 5: expr5*2: command not found</text:p>
      <text:p text:style-name="Standard">5*2 =</text:p>
      <text:p text:style-name="Standard">./table.sh: line 5: expr6*2: command not found</text:p>
      <text:p text:style-name="Standard">6*2 =</text:p>
      <text:p text:style-name="Standard">./table.sh: line 5: expr7*2: command not found</text:p>
      <text:p text:style-name="Standard">7*2 =</text:p>
      <text:p text:style-name="Standard">./table.sh: line 5: expr8*2: command not found</text:p>
      <text:p text:style-name="Standard">8*2 =</text:p>
      <text:p text:style-name="Standard">./table.sh: line 5: expr9*2: command not found</text:p>
      <text:p text:style-name="Standard">9*2 =</text:p>
      <text:p text:style-name="Standard">./table.sh: line 5: expr10*2: command not found</text:p>
      <text:p text:style-name="Standard">10*2 =</text:p>
      <text:p text:style-name="Standard">student@T14:~$ gedit table.sh</text:p>
      <text:p text:style-name="Standard">student@T14:~$ ./table.sh</text:p>
      <text:p text:style-name="Standard">Enter the Number: 2</text:p>
      <text:p text:style-name="Standard">1 * 2 =2</text:p>
      <text:p text:style-name="Standard">2 * 2 =4</text:p>
      <text:p text:style-name="Standard">3 * 2 =6</text:p>
      <text:p text:style-name="Standard">4 * 2 =8</text:p>
      <text:p text:style-name="Standard">5 * 2 =10</text:p>
      <text:p text:style-name="Standard">6 * 2 =12</text:p>
      <text:p text:style-name="Standard">7 * 2 =14</text:p>
      <text:p text:style-name="Standard">8 * 2 =16</text:p>
      <text:p text:style-name="Standard"><text:soft-page-break/>9 * 2 =18</text:p>
      <text:p text:style-name="Standard">10 * 2 =20</text:p>
      <text:p text:style-name="Standard">student@T14:~$ </text:p>
      <text:p text:style-name="Standard"/>
      <text:p text:style-name="Standard"/>
      <text:p text:style-name="Standard"/>
      <text:p text:style-name="Standard"/>
      <text:p text:style-name="Standard">echo -e "Enter the Number:\c"</text:p>
      <text:p text:style-name="Standard">read n</text:p>
      <text:p text:style-name="Standard">for (( i=1; i&lt;=10; i++ ))</text:p>
      <text:p text:style-name="Standard">do</text:p>
      <text:p text:style-name="Standard">echo "$i * $n =`expr $i \* $n`"</text:p>
      <text:p text:style-name="Standard">don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6:12:49.439846782</meta:creation-date>
    <dc:date>2019-03-28T16:14:27.742034028</dc:date>
    <meta:editing-duration>PT1M3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66" meta:word-count="291" meta:character-count="1462" meta:non-whitespace-character-count="1236"/>
  </office:meta>
</office:document-meta>
</file>